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B000003319CB3E84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1.106cm"/>
    </style:style>
    <style:style style:name="gr4" style:family="graphic" style:parent-style-name="standard">
      <style:graphic-properties draw:marker-end="Extrémité_20_de_20_ligne_20_1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1.1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1.106cm"/>
    </style:style>
    <style:style style:name="gr7" style:family="graphic" style:parent-style-name="standard">
      <style:graphic-properties draw:stroke="dash" draw:stroke-dash="tirets" svg:stroke-width="0cm" draw:marker-start-width="0.1cm" draw:marker-end-width="0.2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frame draw:style-name="gr1" draw:text-style-name="P1" draw:layer="layout" svg:width="30.536cm" svg:height="28cm" svg:x="-1.268cm" svg:y="7cm">
            <draw:image xlink:href="Pictures/100000000000037B000003319CB3E841.png" xlink:type="simple" xlink:show="embed" xlink:actuate="onLoad">
              <text:p text:style-name="P2"/>
            </draw:image>
          </draw:frame>
          <draw:line draw:style-name="gr2" draw:text-style-name="P1" draw:layer="layout" svg:x1="10.734cm" svg:y1="8.037cm" svg:x2="10.734cm" svg:y2="17.607cm">
            <text:p text:style-name="P2"/>
          </draw:line>
          <draw:line draw:style-name="gr2" draw:text-style-name="P1" draw:layer="layout" svg:x1="13.738cm" svg:y1="8.037cm" svg:x2="13.738cm" svg:y2="17.607cm">
            <text:p text:style-name="P2"/>
          </draw:line>
          <draw:line draw:style-name="gr2" draw:text-style-name="P1" draw:layer="layout" svg:x1="16.9cm" svg:y1="8.037cm" svg:x2="16.9cm" svg:y2="17.607cm">
            <text:p text:style-name="P2"/>
          </draw:line>
          <draw:line draw:style-name="gr2" draw:text-style-name="P1" draw:layer="layout" svg:x1="20.062cm" svg:y1="8.037cm" svg:x2="20.062cm" svg:y2="17.607cm">
            <text:p text:style-name="P2"/>
          </draw:line>
          <draw:line draw:style-name="gr2" draw:text-style-name="P1" draw:layer="layout" svg:x1="23.224cm" svg:y1="8.037cm" svg:x2="23.224cm" svg:y2="17.607cm">
            <text:p text:style-name="P2"/>
          </draw:line>
          <draw:line draw:style-name="gr2" draw:text-style-name="P1" draw:layer="layout" svg:x1="10.936cm" svg:y1="22.213cm" svg:x2="10.936cm" svg:y2="31.837cm">
            <text:p text:style-name="P2"/>
          </draw:line>
          <draw:line draw:style-name="gr2" draw:text-style-name="P1" draw:layer="layout" svg:x1="13.94cm" svg:y1="22.213cm" svg:x2="13.94cm" svg:y2="31.837cm">
            <text:p text:style-name="P2"/>
          </draw:line>
          <draw:line draw:style-name="gr2" draw:text-style-name="P1" draw:layer="layout" svg:x1="17.102cm" svg:y1="22.213cm" svg:x2="17.102cm" svg:y2="31.837cm">
            <text:p text:style-name="P2"/>
          </draw:line>
          <draw:line draw:style-name="gr2" draw:text-style-name="P1" draw:layer="layout" svg:x1="20.264cm" svg:y1="22.213cm" svg:x2="20.264cm" svg:y2="31.837cm">
            <text:p text:style-name="P2"/>
          </draw:line>
          <draw:line draw:style-name="gr2" draw:text-style-name="P1" draw:layer="layout" svg:x1="23.427cm" svg:y1="22.213cm" svg:x2="23.427cm" svg:y2="31.837cm">
            <text:p text:style-name="P2"/>
          </draw:line>
          <draw:line draw:style-name="gr2" draw:text-style-name="P1" draw:layer="layout" svg:x1="7.572cm" svg:y1="8.039cm" svg:x2="7.572cm" svg:y2="17.609cm">
            <text:p text:style-name="P2"/>
          </draw:line>
          <draw:line draw:style-name="gr2" draw:text-style-name="P1" draw:layer="layout" svg:x1="7.572cm" svg:y1="8.04cm" svg:x2="7.572cm" svg:y2="17.61cm">
            <text:p text:style-name="P2"/>
          </draw:line>
          <draw:line draw:style-name="gr2" draw:text-style-name="P1" draw:layer="layout" svg:x1="7.572cm" svg:y1="22.335cm" svg:x2="7.572cm" svg:y2="31.905cm">
            <text:p text:style-name="P2"/>
          </draw:line>
          <draw:frame draw:style-name="gr3" draw:text-style-name="P3" draw:layer="layout" svg:width="2.328cm" svg:height="0.882cm" svg:x="4.172cm" svg:y="8.691cm">
            <draw:text-box>
              <text:p text:style-name="P2"><text:span text:style-name="T1">Création</text:span></text:p>
            </draw:text-box>
          </draw:frame>
          <draw:line draw:style-name="gr4" draw:text-style-name="P1" draw:layer="layout" svg:x1="5.831cm" svg:y1="9.481cm" svg:x2="7.293cm" svg:y2="11.756cm">
            <text:p text:style-name="P2"/>
          </draw:line>
          <draw:frame draw:style-name="gr5" draw:text-style-name="P3" draw:layer="layout" svg:width="2.454cm" svg:height="0.882cm" svg:x="8.546cm" svg:y="12.309cm">
            <draw:text-box>
              <text:p text:style-name="P2"><text:span text:style-name="T1">Réception</text:span></text:p>
            </draw:text-box>
          </draw:frame>
          <draw:line draw:style-name="gr4" draw:text-style-name="P1" draw:layer="layout" svg:x1="9.627cm" svg:y1="12.528cm" svg:x2="9.627cm" svg:y2="10.493cm">
            <text:p text:style-name="P2"/>
          </draw:line>
          <draw:frame draw:style-name="gr3" draw:text-style-name="P3" draw:layer="layout" svg:width="1.954cm" svg:height="0.882cm" svg:x="8.046cm" svg:y="8.691cm">
            <draw:text-box>
              <text:p text:style-name="P2"><text:span text:style-name="T1">Envoi</text:span></text:p>
            </draw:text-box>
          </draw:frame>
          <draw:line draw:style-name="gr4" draw:text-style-name="P1" draw:layer="layout" svg:x1="8.715cm" svg:y1="9.515cm" svg:x2="8.228cm" svg:y2="10.862cm">
            <text:p text:style-name="P2"/>
          </draw:line>
          <draw:frame draw:style-name="gr6" draw:text-style-name="P3" draw:layer="layout" svg:width="4.747cm" svg:height="2.809cm" svg:x="16.678cm" svg:y="12.62cm">
            <draw:text-box>
              <text:p text:style-name="P2"><text:span text:style-name="T1">Destruction par le ramasse-miette</text:span></text:p>
            </draw:text-box>
          </draw:frame>
          <draw:line draw:style-name="gr4" draw:text-style-name="P1" draw:layer="layout" svg:x1="18.68cm" svg:y1="12.812cm" svg:x2="19.654cm" svg:y2="11.665cm">
            <text:p text:style-name="P2"/>
          </draw:line>
          <draw:line draw:style-name="gr7" draw:text-style-name="P1" draw:layer="layout" svg:x1="22.5cm" svg:y1="11.028cm" svg:x2="26.5cm" svg:y2="11.028cm">
            <text:p text:style-name="P2"/>
          </draw:line>
          <draw:line draw:style-name="gr7" draw:text-style-name="P1" draw:layer="layout" svg:x1="22.5cm" svg:y1="10.5cm" svg:x2="26.5cm" svg:y2="10.5cm">
            <text:p text:style-name="P2"/>
          </draw:line>
          <draw:line draw:style-name="gr7" draw:text-style-name="P1" draw:layer="layout" svg:x1="22.5cm" svg:y1="11.756cm" svg:x2="26.5cm" svg:y2="11.756cm">
            <text:p text:style-name="P2"/>
          </draw:line>
          <draw:frame draw:style-name="gr8" draw:text-style-name="P4" draw:layer="layout" svg:width="2.369cm" svg:height="0.882cm" svg:x="26cm" svg:y="10.33cm">
            <draw:text-box>
              <text:p text:style-name="P3"><text:span text:style-name="T1">objet reçu</text:span></text:p>
            </draw:text-box>
          </draw:frame>
          <draw:line draw:style-name="gr4" draw:text-style-name="P1" draw:layer="layout" svg:x1="18.68cm" svg:y1="12.812cm" svg:x2="16.9cm" svg:y2="11.693cm">
            <text:p text:style-name="P2"/>
          </draw:line>
          <draw:line draw:style-name="gr4" draw:text-style-name="P1" draw:layer="layout" svg:x1="18.68cm" svg:y1="12.812cm" svg:x2="13.738cm" svg:y2="11.665cm">
            <text:p text:style-name="P2"/>
          </draw:line>
          <draw:frame draw:style-name="gr8" draw:text-style-name="P4" draw:layer="layout" svg:width="2.369cm" svg:height="0.882cm" svg:x="26cm" svg:y="11cm">
            <draw:text-box>
              <text:p text:style-name="P3"><text:span text:style-name="T1">objet créé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tirets" draw:style="rect" draw:dots1="1" draw:dots1-length="0.25cm" draw:dots2="1" draw:dots2-length="0.25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dminxen</meta:initial-creator>
    <meta:creation-date>2008-02-29T11:24:58</meta:creation-date>
    <dc:creator>adminxen</dc:creator>
    <dc:date>2008-02-29T12:03:09</dc:date>
    <meta:editing-cycles>1</meta:editing-cycles>
    <meta:editing-duration>PT7M5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